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Mail i samband med bokning 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Bekräftelsesida- bokning 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>Ej 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5</text:p>
          </table:table-cell>
          <table:table-cell table:style-name="Tabell5.A2" office:value-type="string">
            <text:p text:style-name="P8">Verklig: </text:p>
          </table:table-cell>
          <table:table-cell table:style-name="Tabell5.D2" office:value-type="string">
            <text:p text:style-name="P8">113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ext:soft-page-break/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oft-page-break/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13T14:25:53</dc:date>
    <meta:editing-duration>P22DT7H44M23S</meta:editing-duration>
    <meta:editing-cycles>142</meta:editing-cycles>
    <meta:generator>OpenOffice/4.1.0$Unix OpenOffice.org_project/410m18$Build-9764</meta:generator>
    <meta:document-statistic meta:table-count="5" meta:image-count="0" meta:object-count="0" meta:page-count="3" meta:paragraph-count="243" meta:word-count="608" meta:character-count="3340"/>
  </office:meta>
</office:document-meta>
</file>